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byssinica SIL" fo:font-size="12pt" officeooo:rsid="001bee6b" officeooo:paragraph-rsid="001bee6b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Abyssinica SIL" fo:font-size="12pt" officeooo:paragraph-rsid="0023230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Abyssinica SIL" fo:font-size="12pt" officeooo:rsid="001c7b82" officeooo:paragraph-rsid="001bee6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Abyssinica SIL" fo:font-size="12pt" officeooo:rsid="001c7b82" officeooo:paragraph-rsid="001c7b8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Abyssinica SIL" fo:font-size="12pt" officeooo:rsid="001dbc9a" officeooo:paragraph-rsid="001dbc9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Abyssinica SIL" fo:font-size="12pt" officeooo:rsid="00218483" officeooo:paragraph-rsid="0021848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Abyssinica SIL" fo:font-size="12pt" officeooo:rsid="0022e395" officeooo:paragraph-rsid="0022e39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Abyssinica SIL" fo:font-size="12pt" officeooo:rsid="0024d7f5" officeooo:paragraph-rsid="0024d7f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Abyssinica SIL" fo:font-size="12pt" officeooo:rsid="0024d7f5" officeooo:paragraph-rsid="0026355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Abyssinica SIL" fo:font-size="12pt" officeooo:rsid="0024d7f5" officeooo:paragraph-rsid="00269b9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Abyssinica SIL" fo:font-size="12pt" officeooo:rsid="00288486" officeooo:paragraph-rsid="0028848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Abyssinica SIL" fo:font-size="12pt" officeooo:rsid="0026355d" officeooo:paragraph-rsid="0026355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Abyssinica SIL" fo:font-size="12pt" officeooo:rsid="0026355d" officeooo:paragraph-rsid="00269b9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Abyssinica SIL" fo:font-size="12pt" officeooo:rsid="00269b98" officeooo:paragraph-rsid="00269b9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Abyssinica SIL" fo:font-size="12pt" officeooo:rsid="0024d7f5" officeooo:paragraph-rsid="00269b9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Abyssinica SIL" fo:font-size="12pt" officeooo:rsid="002a1ce8" officeooo:paragraph-rsid="002a1ce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style:font-name="Abyssinica SIL" fo:font-size="12pt" officeooo:rsid="002e1e9e" officeooo:paragraph-rsid="002e1e9e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style:font-name="Abyssinica SIL" fo:font-size="12pt" officeooo:rsid="002e1e9e" officeooo:paragraph-rsid="002e6024" style:font-size-asian="12pt" style:font-size-complex="12pt"/>
    </style:style>
    <style:style style:name="T1" style:family="text">
      <style:text-properties officeooo:rsid="001dbc9a"/>
    </style:style>
    <style:style style:name="T2" style:family="text">
      <style:text-properties officeooo:rsid="001f473d"/>
    </style:style>
    <style:style style:name="T3" style:family="text">
      <style:text-properties officeooo:rsid="0022e395"/>
    </style:style>
    <style:style style:name="T4" style:family="text">
      <style:text-properties officeooo:rsid="00232303"/>
    </style:style>
    <style:style style:name="T5" style:family="text">
      <style:text-properties fo:font-variant="normal" fo:text-transform="none" fo:letter-spacing="normal" fo:font-style="normal" fo:font-weight="normal" fo:background-color="#f1f0f0" loext:char-shading-value="0" loext:padding="0cm" loext:border="none"/>
    </style:style>
    <style:style style:name="T6" style:family="text">
      <style:text-properties officeooo:rsid="0024d7f5"/>
    </style:style>
    <style:style style:name="T7" style:family="text">
      <style:text-properties officeooo:rsid="00269b98"/>
    </style:style>
    <style:style style:name="T8" style:family="text">
      <style:text-properties officeooo:rsid="002bf340"/>
    </style:style>
    <style:style style:name="T9" style:family="text">
      <style:text-properties officeooo:rsid="002c8bdf"/>
    </style:style>
    <style:style style:name="T10" style:family="text">
      <style:text-properties officeooo:rsid="002e1e9e"/>
    </style:style>
    <style:style style:name="T11" style:family="text">
      <style:text-properties officeooo:rsid="002e6024"/>
    </style:style>
    <style:style style:name="T12" style:family="text">
      <style:text-properties officeooo:rsid="00305cd0"/>
    </style:style>
    <style:style style:name="T13" style:family="text">
      <style:text-properties officeooo:rsid="003187ee"/>
    </style:style>
    <style:style style:name="T14" style:family="text">
      <style:text-properties officeooo:rsid="00329e26"/>
    </style:style>
    <style:style style:name="T15" style:family="text">
      <style:text-properties officeooo:rsid="00348403"/>
    </style:style>
    <style:style style:name="T16" style:family="text">
      <style:text-properties officeooo:rsid="0034de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nto 1</text:p>
      <text:p text:style-name="P1">Axtel.</text:p>
      <text:p text:style-name="P1">Se dedica a los servicios de telecomunicaciones y su lugar de origen es México. Cuenta con un capital de 2,400,237 pesos y sus ventas son de 13,937,320 pesos.</text:p>
      <text:p text:style-name="P1"/>
      <text:p text:style-name="P1">Grupo Bimbo S.A.B. de C.V.</text:p>
      <text:p text:style-name="P1">Se dedica a la produccion y comercializacion de alimentos y su lugar de origen es México. Cuneta con un capital de 75,075,380 pesos y sus ventas son de 252,141,010 pesos.</text:p>
      <text:p text:style-name="P2"><text:span text:style-name="T4">Dueño o accionista mayoritario: </text:span><text:span text:style-name="T5">Daniel Servitje</text:span></text:p>
      <text:p text:style-name="P3"/>
      <text:p text:style-name="P4">Grupo Carso S.A.B. de C.V.</text:p>
      <text:p text:style-name="P4">Se dedica a controlar las empresas dedicadas a diversas areas de la actividad industrial y su lugar de origen es México. Cuenta con un capital de 71,580,164 pesos y sus ventas son de <text:span text:style-name="T1">95,187,635 pesos.</text:span></text:p>
      <text:p text:style-name="P11">Dueño o accionista mayoritario: Carlos Slim</text:p>
      <text:p text:style-name="P4"/>
      <text:p text:style-name="P5">Grupo Aeroméxico S.A.B. de C.V.</text:p>
      <text:p text:style-name="P5">Se dedica<text:span text:style-name="T2">n al control de las</text:span> lineas <text:span text:style-name="T2">aéreas y su lugar de origen es México. Cuenta con un capital de 14,318,700 pesos y sus ventas son de 53,924,729 pesos.</text:span> </text:p>
      <text:p text:style-name="P11">Dueños diversos</text:p>
      <text:p text:style-name="P5"/>
      <text:p text:style-name="P6">Fomento Económico Mexicano S.A.B. de C.V.</text:p>
      <text:p text:style-name="P6">Se dedican al comercio de alimentos, bebidas y tabacos y su lugar de origen es México. Cuenta con un capital de <text:span text:style-name="T3">286,169,491 pesos y sus ventas son de 399,506,624 pesos.</text:span></text:p>
      <text:p text:style-name="P6"/>
      <text:p text:style-name="P7">Grupo Lala S.A.B. de C.V.</text:p>
      <text:p text:style-name="P7">Se dedica a la producción y comercialización de alimentos y su lugar de origen es México. Cuenta con un <text:span text:style-name="T6">capital</text:span> de <text:span text:style-name="T4">28,993,163 pesos y sus ventas son de 53,467,693 pesos.</text:span></text:p>
      <text:p text:style-name="P7"/>
      <text:p text:style-name="P8">CEMEX S.A.B. de C.V.</text:p>
      <text:p text:style-name="P8">Se dedica a la venta de materiales de construccion y su lugar de origen es México. Cuenta con un capital de 196,725,137 pesos y sus ventas son de 250,908,518 pesos.</text:p>
      <text:p text:style-name="P8"/>
      <text:p text:style-name="P12">Empresas CABLEVISION S.A.B. de C.V. </text:p>
      <text:p text:style-name="P12">Se dedica a medios de comunicación y su lugar de origen es México. Cuenta con un capital de 13,625,676 pesos y sus ventas son de 12,400,266 pesos.</text:p>
      <text:p text:style-name="P9"/>
      <text:p text:style-name="P12">Organizacion Soriana S.A.B. de C.V.</text:p>
      <text:p text:style-name="P13">Se dedica a la venta de productos de uso continuo y su lugar de origen es México. Cuenta con un capital de 54,129,386 pesos y sus ventas son de 149,521,925 pesos.</text:p>
      <text:p text:style-name="P10"/>
      <text:p text:style-name="P14">Grupo Televisa S.A.B. de C.V.</text:p>
      <text:p text:style-name="P10"><text:span text:style-name="T7">Se dedica a dar servicios de telecomunicaciones y su lugar de origen es México. Cuenta </text:span><text:soft-page-break/><text:span text:style-name="T7">con un capital de</text:span> <text:span text:style-name="T7">94,793,708 pesos y sus ventas son de 96,287,363 pesos.</text:span></text:p>
      <text:p text:style-name="P10"/>
      <text:p text:style-name="P16">Punto 3</text:p>
      <text:p text:style-name="P16">Axtel.</text:p>
      <text:p text:style-name="P16">Liquidez: <text:span text:style-name="T8">6,293,765/7,826,276= </text:span></text:p>
      <text:p text:style-name="P16">Deuda: <text:span text:style-name="T9">20,095</text:span></text:p>
      <text:p text:style-name="P16"><text:span text:style-name="T9">Utilización</text:span> de los activos: <text:span text:style-name="T10">Se emplean para invertir en diferentes area dentro de la empresa y mejorar la calidad de la misma.</text:span></text:p>
      <text:p text:style-name="P16">Rentabilidad: <text:span text:style-name="T10">Muy rentable.</text:span></text:p>
      <text:p text:style-name="P16"/>
      <text:p text:style-name="P17">Grupo Bimbo.</text:p>
      <text:p text:style-name="P17">Liquidez: 40,710,093/44,944,495=</text:p>
      <text:p text:style-name="P17">Deuda: </text:p>
      <text:p text:style-name="P18">Utilizacion de los activos: Se emplean para invertir en diferentes area dentro de la empresa y mejorar la calidad de la misma.</text:p>
      <text:p text:style-name="P17">Rentabilidad: <text:span text:style-name="T11">Muy rentable.</text:span></text:p>
      <text:p text:style-name="P17"/>
      <text:p text:style-name="P17">Grupo Carso.</text:p>
      <text:p text:style-name="P17">Liquidez: <text:span text:style-name="T12">52,044,057/34,258,306</text:span> </text:p>
      <text:p text:style-name="P17">Deuda: <text:span text:style-name="T12">11,721.2</text:span></text:p>
      <text:p text:style-name="P18"><text:span text:style-name="T11">Utilización</text:span> de los activos: Se emplean para invertir en diferentes area dentro de la empresa y mejorar la calidad de la misma.</text:p>
      <text:p text:style-name="P17">Rentabilidad: <text:span text:style-name="T11">Muy rentable.</text:span></text:p>
      <text:p text:style-name="P17"/>
      <text:p text:style-name="P17">Grupo Aeromexico.</text:p>
      <text:p text:style-name="P17">Liquidez: <text:span text:style-name="T11">18,298,791/29,505,825=</text:span> </text:p>
      <text:p text:style-name="P17">Deuda: </text:p>
      <text:p text:style-name="P18"><text:span text:style-name="T11">Utilización</text:span> de los activos: Se emplean para invertir en diferentes area dentro de la empresa y mejorar la calidad de la misma.</text:p>
      <text:p text:style-name="P17">Rentabilidad: <text:span text:style-name="T11">Muy rentable.</text:span></text:p>
      <text:p text:style-name="P17"/>
      <text:p text:style-name="P17">Fomento Economico Mexicano.</text:p>
      <text:p text:style-name="P17">Liquidez: <text:span text:style-name="T12">117,950,939/86,288,699</text:span></text:p>
      <text:p text:style-name="P17">Deuda: </text:p>
      <text:p text:style-name="P18"><text:span text:style-name="T11">Utilización</text:span> de los activos: Se emplean para invertir en diferentes area dentro de la empresa y mejorar la calidad de la misma.</text:p>
      <text:p text:style-name="P17">Rentabilidad: <text:span text:style-name="T11">Rentable.</text:span></text:p>
      <text:p text:style-name="P17"/>
      <text:p text:style-name="P17">Grupo Lala.</text:p>
      <text:p text:style-name="P17">Liquidez: <text:span text:style-name="T13">16,557,304/10,259,839</text:span></text:p>
      <text:p text:style-name="P17">Deuda: <text:span text:style-name="T13">(0.4)x</text:span></text:p>
      <text:p text:style-name="P18"><text:span text:style-name="T11">Utilización</text:span> de los activos:Se emplean para invertir en diferentes area dentro de la empresa y mejorar la calidad de la misma.</text:p>
      <text:p text:style-name="P17">Rentabilidad: <text:span text:style-name="T11">Rentable.</text:span></text:p>
      <text:p text:style-name="P17"/>
      <text:p text:style-name="P17"><text:soft-page-break/>CEMEX.</text:p>
      <text:p text:style-name="P17">Liquidez: <text:span text:style-name="T14">92,030,702/82,115,958=</text:span></text:p>
      <text:p text:style-name="P17">Deuda: <text:span text:style-name="T14">13,073</text:span></text:p>
      <text:p text:style-name="P18"><text:span text:style-name="T11">Utilización</text:span> de los activos:Se emplean para invertir en diferentes area dentro de la empresa y mejorar la calidad de la misma.</text:p>
      <text:p text:style-name="P17">Rentabilidad: <text:span text:style-name="T11">Rentable.</text:span></text:p>
      <text:p text:style-name="P17"/>
      <text:p text:style-name="P17">Empresas CABLEVISION.</text:p>
      <text:p text:style-name="P17">Liquidez: <text:span text:style-name="T15">3,592,938/5,123,098=</text:span></text:p>
      <text:p text:style-name="P17">Deuda: </text:p>
      <text:p text:style-name="P18"><text:span text:style-name="T11">Utilización</text:span> de los activos:Se emplean para invertir en diferentes area dentro de la empresa y mejorar la calidad de la misma.</text:p>
      <text:p text:style-name="P17">Rentabilidad: <text:span text:style-name="T11">Rentable.</text:span></text:p>
      <text:p text:style-name="P17"/>
      <text:p text:style-name="P17">Organizacion Soriana.</text:p>
      <text:p text:style-name="P17">Liquidez: <text:span text:style-name="T16">35,579,555/37,263,847=</text:span></text:p>
      <text:p text:style-name="P17">Deuda: </text:p>
      <text:p text:style-name="P18"><text:span text:style-name="T11">Utilización</text:span> de los activos:Se emplean para invertir en diferentes area dentro de la empresa y mejorar la calidad de la misma.</text:p>
      <text:p text:style-name="P17">Rentabilidad: <text:span text:style-name="T11">Rentable.</text:span></text:p>
      <text:p text:style-name="P17"/>
      <text:p text:style-name="P17">Grupo Televisa.</text:p>
      <text:p text:style-name="P17">Liquidez: <text:span text:style-name="T16">95,968,721/57,426,063</text:span></text:p>
      <text:p text:style-name="P17">Deuda: </text:p>
      <text:p text:style-name="P18"><text:span text:style-name="T11">Utilización</text:span> de los activos:Se emplean para invertir en diferentes area dentro de la empresa y mejorar la calidad de la misma.</text:p>
      <text:p text:style-name="P17">Rentabilidad: <text:span text:style-name="T11">Muy rentable.</text:span></text:p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20:43:02.244289289</meta:creation-date>
    <dc:date>2017-04-06T23:07:44.238352536</dc:date>
    <meta:editing-duration>PT32M36S</meta:editing-duration>
    <meta:editing-cycles>2</meta:editing-cycles>
    <meta:generator>LibreOffice/5.0.6.2$Linux_X86_64 LibreOffice_project/00m0$Build-2</meta:generator>
    <meta:document-statistic meta:table-count="0" meta:image-count="0" meta:object-count="0" meta:page-count="3" meta:paragraph-count="76" meta:word-count="655" meta:character-count="4111" meta:non-whitespace-character-count="3519"/>
  </office:meta>
</office:document-meta>
</file>